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Freesans, clean, sans-serif"/>
    <style:font-face style:name="Liberation Sarif" svg:font-family="'Liberation Sarif'"/>
    <style:font-face style:name="Lucida Grande" svg:font-family="'Lucida Grande', helvetica, arial, 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A2" style:family="table-cell">
      <style:table-cell-properties fo:padding="0.0382in" fo:border-left="0.05pt solid #000000" fo:border-right="none" fo:border-top="none" fo:border-bottom="none"/>
    </style:style>
    <style:style style:name="Table1.D2" style:family="table-cell">
      <style:table-cell-properties fo:padding="0.0382in" fo:border-left="0.05pt solid #000000" fo:border-right="0.05pt solid #000000" fo:border-top="none" fo:border-bottom="none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9389in" style:rel-column-width="5672*"/>
    </style:style>
    <style:style style:name="Table2.B" style:family="table-column">
      <style:table-column-properties style:column-width="1.1264in" style:rel-column-width="1622*"/>
    </style:style>
    <style:style style:name="Table2.C" style:family="table-column">
      <style:table-column-properties style:column-width="1.6278in" style:rel-column-width="234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bb1c" officeooo:paragraph-rsid="0001bb1c"/>
    </style:style>
    <style:style style:name="P2" style:family="paragraph" style:parent-style-name="Standard">
      <style:paragraph-properties fo:text-align="start" style:justify-single-word="false"/>
      <style:text-properties fo:font-size="10pt" officeooo:rsid="0001bb1c" officeooo:paragraph-rsid="0001bb1c" style:font-size-asian="8.75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fo:font-size="10pt" officeooo:rsid="0001bb1c" officeooo:paragraph-rsid="0001bb1c" style:font-size-asian="10pt" style:font-size-complex="10pt"/>
    </style:style>
    <style:style style:name="P5" style:family="paragraph" style:parent-style-name="Standard">
      <style:text-properties fo:font-size="10pt" officeooo:rsid="0001bb1c" officeooo:paragraph-rsid="00021633" style:font-size-asian="10pt" style:font-size-complex="10pt"/>
    </style:style>
    <style:style style:name="P6" style:family="paragraph" style:parent-style-name="Standard">
      <style:text-properties fo:font-size="10pt" officeooo:rsid="00021633" officeooo:paragraph-rsid="0004a4de" style:font-size-asian="10pt" style:font-size-complex="10pt"/>
    </style:style>
    <style:style style:name="P7" style:family="paragraph" style:parent-style-name="Standard">
      <style:text-properties fo:font-size="10pt" officeooo:paragraph-rsid="00021633" style:font-size-asian="10pt" style:font-size-complex="10pt"/>
    </style:style>
    <style:style style:name="P8" style:family="paragraph" style:parent-style-name="Standard">
      <style:text-properties fo:font-size="10pt" officeooo:rsid="0005b9a4" style:font-size-asian="10pt" style:font-size-complex="10pt"/>
    </style:style>
    <style:style style:name="P9" style:family="paragraph" style:parent-style-name="Standard">
      <style:text-properties fo:font-size="10pt" officeooo:paragraph-rsid="0005b9a4" style:font-size-asian="10pt" style:font-size-complex="10pt"/>
    </style:style>
    <style:style style:name="P10" style:family="paragraph" style:parent-style-name="Standard">
      <style:text-properties fo:font-size="10pt" officeooo:rsid="0009d00c" officeooo:paragraph-rsid="0009d00c" style:font-size-asian="10pt" style:font-size-complex="10pt"/>
    </style:style>
    <style:style style:name="P11" style:family="paragraph" style:parent-style-name="Standard" style:list-style-name="L1">
      <style:text-properties fo:font-size="10pt" officeooo:rsid="0009d00c" officeooo:paragraph-rsid="000d3211" style:font-size-asian="10pt" style:font-size-complex="10pt"/>
    </style:style>
    <style:style style:name="P12" style:family="paragraph" style:parent-style-name="Standard">
      <style:text-properties fo:font-size="10pt" officeooo:rsid="0009d00c" officeooo:paragraph-rsid="00456eaa" style:font-size-asian="10pt" style:font-size-complex="10pt"/>
    </style:style>
    <style:style style:name="P13" style:family="paragraph" style:parent-style-name="Standard" style:list-style-name="L1">
      <style:text-properties fo:font-size="10pt" officeooo:rsid="000c0764" officeooo:paragraph-rsid="000c0764" style:font-size-asian="10pt" style:font-size-complex="10pt"/>
    </style:style>
    <style:style style:name="P14" style:family="paragraph" style:parent-style-name="Standard">
      <style:text-properties fo:font-size="10pt" officeooo:paragraph-rsid="000fa63c" style:font-size-asian="10pt" style:font-size-complex="10pt"/>
    </style:style>
    <style:style style:name="P15" style:family="paragraph" style:parent-style-name="Standard" style:list-style-name="L1">
      <style:text-properties fo:font-size="10pt" officeooo:rsid="0011b5fc" officeooo:paragraph-rsid="0011b5fc" style:font-size-asian="10pt" style:font-size-complex="10pt"/>
    </style:style>
    <style:style style:name="P16" style:family="paragraph" style:parent-style-name="Standard">
      <style:text-properties fo:font-size="10pt" officeooo:rsid="00458dbd" officeooo:paragraph-rsid="00458dbd" style:font-size-asian="10pt" style:font-size-complex="10pt"/>
    </style:style>
    <style:style style:name="P17" style:family="paragraph" style:parent-style-name="Standard">
      <style:text-properties fo:font-size="10pt" officeooo:rsid="005ae47b" officeooo:paragraph-rsid="005ae47b" style:font-size-asian="10pt" style:font-size-complex="10pt"/>
    </style:style>
    <style:style style:name="P18" style:family="paragraph" style:parent-style-name="Standard">
      <style:text-properties fo:font-size="10pt" officeooo:rsid="005c865b" officeooo:paragraph-rsid="005c865b" style:font-size-asian="10pt" style:font-size-complex="10pt"/>
    </style:style>
    <style:style style:name="P19" style:family="paragraph" style:parent-style-name="Standard" style:list-style-name="L7">
      <style:text-properties fo:font-size="10pt" officeooo:rsid="005c865b" officeooo:paragraph-rsid="005c865b" style:font-size-asian="10pt" style:font-size-complex="10pt"/>
    </style:style>
    <style:style style:name="P20" style:family="paragraph" style:parent-style-name="Standard" style:list-style-name="L7">
      <style:text-properties fo:font-size="10pt" officeooo:rsid="005dde29" officeooo:paragraph-rsid="0061fcd7" style:font-size-asian="10pt" style:font-size-complex="10pt"/>
    </style:style>
    <style:style style:name="P21" style:family="paragraph" style:parent-style-name="Standard" style:list-style-name="L7">
      <style:text-properties fo:font-size="10pt" officeooo:rsid="0065d9b9" officeooo:paragraph-rsid="0065d9b9" style:font-size-asian="10pt" style:font-size-complex="10pt"/>
    </style:style>
    <style:style style:name="P22" style:family="paragraph" style:parent-style-name="Standard" style:list-style-name="L7">
      <style:text-properties fo:font-size="10pt" officeooo:rsid="00674688" officeooo:paragraph-rsid="00674688" style:font-size-asian="10pt" style:font-size-complex="10pt"/>
    </style:style>
    <style:style style:name="P23" style:family="paragraph" style:parent-style-name="Standard">
      <style:text-properties fo:font-size="10pt" officeooo:rsid="00674688" officeooo:paragraph-rsid="00674688" style:font-size-asian="10pt" style:font-size-complex="10pt"/>
    </style:style>
    <style:style style:name="P24" style:family="paragraph" style:parent-style-name="Standard">
      <style:text-properties fo:font-size="10pt" officeooo:rsid="00689826" officeooo:paragraph-rsid="00689826" style:font-size-asian="10pt" style:font-size-complex="10pt"/>
    </style:style>
    <style:style style:name="P25" style:family="paragraph" style:parent-style-name="Standard">
      <style:text-properties fo:font-size="10pt" style:text-underline-style="solid" style:text-underline-width="auto" style:text-underline-color="font-color" officeooo:rsid="0011b5fc" officeooo:paragraph-rsid="0011b5fc" style:font-size-asian="10pt" style:font-size-complex="10pt"/>
    </style:style>
    <style:style style:name="P26" style:family="paragraph" style:parent-style-name="Standard">
      <style:text-properties fo:font-size="10pt" style:text-underline-style="solid" style:text-underline-width="auto" style:text-underline-color="font-color" officeooo:rsid="00129af0" officeooo:paragraph-rsid="00129af0" style:font-size-asian="10pt" style:font-size-complex="10pt"/>
    </style:style>
    <style:style style:name="P27" style:family="paragraph" style:parent-style-name="Standard">
      <style:text-properties fo:font-size="10pt" style:text-underline-style="none" officeooo:rsid="00134742" officeooo:paragraph-rsid="00134742" style:font-size-asian="10pt" style:font-size-complex="10pt"/>
    </style:style>
    <style:style style:name="P28" style:family="paragraph" style:parent-style-name="Standard">
      <style:text-properties fo:font-size="10pt" style:text-underline-style="none" officeooo:rsid="0014b277" officeooo:paragraph-rsid="0014b277" style:font-size-asian="10pt" style:font-size-complex="10pt"/>
    </style:style>
    <style:style style:name="P29" style:family="paragraph" style:parent-style-name="Standard">
      <style:text-properties fo:font-size="10pt" style:text-underline-style="none" officeooo:rsid="00190e5b" officeooo:paragraph-rsid="00190e5b" style:font-size-asian="10pt" style:font-size-complex="10pt"/>
    </style:style>
    <style:style style:name="P30" style:family="paragraph" style:parent-style-name="Standard">
      <style:text-properties fo:font-size="10pt" style:text-underline-style="none" officeooo:rsid="001a9635" officeooo:paragraph-rsid="001a9635" style:font-size-asian="10pt" style:font-size-complex="10pt"/>
    </style:style>
    <style:style style:name="P31" style:family="paragraph" style:parent-style-name="Standard">
      <style:text-properties fo:font-size="10pt" style:text-underline-style="none" officeooo:rsid="00257d61" officeooo:paragraph-rsid="00257d61" style:font-size-asian="10pt" style:font-size-complex="10pt"/>
    </style:style>
    <style:style style:name="P32" style:family="paragraph" style:parent-style-name="Standard">
      <style:text-properties fo:font-size="10pt" style:text-underline-style="none" officeooo:rsid="00281728" officeooo:paragraph-rsid="00281728" style:font-size-asian="10pt" style:font-size-complex="10pt"/>
    </style:style>
    <style:style style:name="P33" style:family="paragraph" style:parent-style-name="Standard">
      <style:text-properties fo:font-size="10pt" style:text-underline-style="none" officeooo:rsid="002f7153" officeooo:paragraph-rsid="0040a495" style:font-size-asian="10pt" style:font-size-complex="10pt"/>
    </style:style>
    <style:style style:name="P34" style:family="paragraph" style:parent-style-name="Standard">
      <style:text-properties fo:font-size="10pt" style:text-underline-style="none" officeooo:rsid="0042a1a8" officeooo:paragraph-rsid="0042a1a8" style:font-size-asian="10pt" style:font-size-complex="10pt"/>
    </style:style>
    <style:style style:name="P35" style:family="paragraph" style:parent-style-name="Standard">
      <style:text-properties fo:font-size="10pt" style:text-underline-style="none" officeooo:rsid="006a3f5c" officeooo:paragraph-rsid="006a3f5c" style:font-size-asian="10pt" style:font-size-complex="10pt"/>
    </style:style>
    <style:style style:name="P36" style:family="paragraph" style:parent-style-name="Standard">
      <style:text-properties fo:font-size="10pt" style:text-underline-style="none" officeooo:rsid="006b81c5" officeooo:paragraph-rsid="006b81c5" style:font-size-asian="10pt" style:font-size-complex="10pt"/>
    </style:style>
    <style:style style:name="P37" style:family="paragraph" style:parent-style-name="Standard">
      <style:text-properties fo:font-size="10pt" style:text-underline-style="none" officeooo:rsid="006f5125" officeooo:paragraph-rsid="006f5125" style:font-size-asian="10pt" style:font-size-complex="10pt"/>
    </style:style>
    <style:style style:name="P38" style:family="paragraph" style:parent-style-name="Standard">
      <style:text-properties fo:font-size="10pt" style:text-underline-style="none" officeooo:rsid="00710b1b" officeooo:paragraph-rsid="00710b1b" style:font-size-asian="10pt" style:font-size-complex="10pt"/>
    </style:style>
    <style:style style:name="P39" style:family="paragraph" style:parent-style-name="Standard">
      <style:text-properties fo:font-size="10pt" style:text-underline-style="none" officeooo:rsid="008aa7d2" officeooo:paragraph-rsid="008aa7d2" style:font-size-asian="10pt" style:font-size-complex="10pt"/>
    </style:style>
    <style:style style:name="P40" style:family="paragraph" style:parent-style-name="Standard">
      <style:text-properties fo:font-size="10pt" style:text-underline-style="none" officeooo:rsid="008b506a" officeooo:paragraph-rsid="008b506a" style:font-size-asian="10pt" style:font-size-complex="10pt"/>
    </style:style>
    <style:style style:name="P41" style:family="paragraph" style:parent-style-name="Standard">
      <style:text-properties fo:font-size="10pt" style:text-underline-style="none" officeooo:rsid="0090e17a" officeooo:paragraph-rsid="0090e17a" style:font-size-asian="10pt" style:font-size-complex="10pt"/>
    </style:style>
    <style:style style:name="P42" style:family="paragraph" style:parent-style-name="Standard">
      <style:text-properties fo:font-size="10pt" style:text-underline-style="none" officeooo:rsid="00948edf" officeooo:paragraph-rsid="00948edf" style:font-size-asian="10pt" style:font-size-complex="10pt"/>
    </style:style>
    <style:style style:name="P43" style:family="paragraph" style:parent-style-name="Standard">
      <style:text-properties fo:font-size="10pt" style:text-underline-style="none" officeooo:rsid="00d7dddb" officeooo:paragraph-rsid="00d7dddb" style:font-size-asian="10pt" style:font-size-complex="10pt"/>
    </style:style>
    <style:style style:name="P44" style:family="paragraph" style:parent-style-name="Standard">
      <style:text-properties fo:font-size="10pt" style:text-underline-style="none" officeooo:rsid="00d9d51a" officeooo:paragraph-rsid="00e13d83" style:font-size-asian="10pt" style:font-size-complex="10pt"/>
    </style:style>
    <style:style style:name="P45" style:family="paragraph" style:parent-style-name="Standard">
      <style:text-properties fo:font-size="10pt" style:text-underline-style="none" officeooo:rsid="00d9d51a" officeooo:paragraph-rsid="00e4d17d" style:font-size-asian="10pt" style:font-size-complex="10pt"/>
    </style:style>
    <style:style style:name="P46" style:family="paragraph" style:parent-style-name="Standard">
      <style:text-properties fo:font-size="10pt" style:text-underline-style="none" officeooo:rsid="00d9d51a" officeooo:paragraph-rsid="00ebd061" style:font-size-asian="10pt" style:font-size-complex="10pt"/>
    </style:style>
    <style:style style:name="P47" style:family="paragraph" style:parent-style-name="Standard">
      <style:text-properties fo:font-size="10pt" style:text-underline-style="none" officeooo:rsid="00e4d17d" officeooo:paragraph-rsid="00e4d17d" style:font-size-asian="10pt" style:font-size-complex="10pt"/>
    </style:style>
    <style:style style:name="P48" style:family="paragraph" style:parent-style-name="Standard">
      <style:text-properties fo:font-size="10pt" style:text-underline-style="none" officeooo:rsid="00f14ddc" officeooo:paragraph-rsid="00f14ddc" style:font-size-asian="10pt" style:font-size-complex="10pt"/>
    </style:style>
    <style:style style:name="P49" style:family="paragraph" style:parent-style-name="Standard">
      <style:text-properties fo:font-size="10pt" style:text-underline-style="none" officeooo:rsid="00f22aab" officeooo:paragraph-rsid="00f22aab" style:font-size-asian="10pt" style:font-size-complex="10pt"/>
    </style:style>
    <style:style style:name="P50" style:family="paragraph" style:parent-style-name="Standard">
      <style:text-properties fo:font-size="10pt" style:text-underline-style="none" officeooo:rsid="00f275ed" officeooo:paragraph-rsid="00f275ed" style:font-size-asian="10pt" style:font-size-complex="10pt"/>
    </style:style>
    <style:style style:name="P51" style:family="paragraph" style:parent-style-name="Standard">
      <style:text-properties fo:font-size="10pt" style:text-underline-style="none" officeooo:rsid="00f71faa" officeooo:paragraph-rsid="00f71faa" style:font-size-asian="10pt" style:font-size-complex="10pt"/>
    </style:style>
    <style:style style:name="P52" style:family="paragraph" style:parent-style-name="Standard">
      <style:text-properties fo:font-size="10pt" style:text-underline-style="none" officeooo:rsid="00f93f7e" officeooo:paragraph-rsid="00f93f7e" style:font-size-asian="10pt" style:font-size-complex="10pt"/>
    </style:style>
    <style:style style:name="P53" style:family="paragraph" style:parent-style-name="Standard">
      <style:text-properties fo:font-size="10pt" style:text-underline-style="none" officeooo:rsid="00f9e5f0" officeooo:paragraph-rsid="00f9e5f0" style:font-size-asian="10pt" style:font-size-complex="10pt"/>
    </style:style>
    <style:style style:name="P54" style:family="paragraph" style:parent-style-name="Standard">
      <style:text-properties fo:font-size="10pt" style:text-underline-style="none" officeooo:rsid="00fbe86f" officeooo:paragraph-rsid="00fc1c59" style:font-size-asian="10pt" style:font-size-complex="10pt"/>
    </style:style>
    <style:style style:name="P55" style:family="paragraph" style:parent-style-name="Standard">
      <style:text-properties fo:font-size="10pt" style:text-underline-style="none" officeooo:rsid="00fc1c59" officeooo:paragraph-rsid="00fc1c59" style:font-size-asian="10pt" style:font-size-complex="10pt"/>
    </style:style>
    <style:style style:name="P56" style:family="paragraph" style:parent-style-name="Standard">
      <style:text-properties fo:font-size="10pt" style:text-underline-style="none" officeooo:rsid="00fd7a65" officeooo:paragraph-rsid="00fd7a65" style:font-size-asian="10pt" style:font-size-complex="10pt"/>
    </style:style>
    <style:style style:name="P57" style:family="paragraph" style:parent-style-name="Standard">
      <style:text-properties fo:font-size="10pt" style:text-underline-style="none" officeooo:rsid="01022798" officeooo:paragraph-rsid="01022798" style:font-size-asian="10pt" style:font-size-complex="10pt"/>
    </style:style>
    <style:style style:name="P58" style:family="paragraph" style:parent-style-name="Standard">
      <style:text-properties fo:font-size="10pt" style:text-underline-style="none" officeooo:rsid="01039b98" officeooo:paragraph-rsid="01039b98" style:font-size-asian="10pt" style:font-size-complex="10pt"/>
    </style:style>
    <style:style style:name="P59" style:family="paragraph" style:parent-style-name="Standard">
      <style:text-properties fo:font-size="10pt" style:text-underline-style="none" officeooo:rsid="010bd32d" officeooo:paragraph-rsid="010bd32d" style:font-size-asian="10pt" style:font-size-complex="10pt"/>
    </style:style>
    <style:style style:name="P60" style:family="paragraph" style:parent-style-name="Standard">
      <style:text-properties fo:font-size="10pt" style:text-underline-style="none" officeooo:rsid="0110b14f" officeooo:paragraph-rsid="0110b14f" style:font-size-asian="10pt" style:font-size-complex="10pt"/>
    </style:style>
    <style:style style:name="P61" style:family="paragraph" style:parent-style-name="Standard">
      <style:text-properties fo:font-size="10pt" style:text-underline-style="none" officeooo:rsid="0113638a" officeooo:paragraph-rsid="0113638a" style:font-size-asian="10pt" style:font-size-complex="10pt"/>
    </style:style>
    <style:style style:name="P62" style:family="paragraph" style:parent-style-name="Standard">
      <style:text-properties officeooo:paragraph-rsid="000fa63c"/>
    </style:style>
    <style:style style:name="P63" style:family="paragraph" style:parent-style-name="Standard" style:list-style-name="L2">
      <style:text-properties officeooo:paragraph-rsid="0042a1a8"/>
    </style:style>
    <style:style style:name="P64" style:family="paragraph" style:parent-style-name="Standard" style:list-style-name="L2">
      <style:text-properties officeooo:rsid="0042a1a8" officeooo:paragraph-rsid="0042a1a8"/>
    </style:style>
    <style:style style:name="P65" style:family="paragraph" style:parent-style-name="Standard" style:list-style-name="L2">
      <style:text-properties officeooo:rsid="0043de33" officeooo:paragraph-rsid="0043de33"/>
    </style:style>
    <style:style style:name="P66" style:family="paragraph" style:parent-style-name="Standard">
      <style:text-properties officeooo:rsid="00449f3e" officeooo:paragraph-rsid="00449f3e"/>
    </style:style>
    <style:style style:name="P67" style:family="paragraph" style:parent-style-name="Standard">
      <style:text-properties officeooo:rsid="0046a268" officeooo:paragraph-rsid="0046a268"/>
    </style:style>
    <style:style style:name="P68" style:family="paragraph" style:parent-style-name="Standard">
      <style:text-properties officeooo:rsid="0047588f" officeooo:paragraph-rsid="0047588f"/>
    </style:style>
    <style:style style:name="P69" style:family="paragraph" style:parent-style-name="Standard">
      <style:text-properties officeooo:rsid="0047588f" officeooo:paragraph-rsid="004a62fa"/>
    </style:style>
    <style:style style:name="P70" style:family="paragraph" style:parent-style-name="Standard">
      <style:text-properties officeooo:rsid="004a62fa" officeooo:paragraph-rsid="004cc44f"/>
    </style:style>
    <style:style style:name="P71" style:family="paragraph" style:parent-style-name="Standard" style:list-style-name="L2">
      <style:text-properties officeooo:rsid="0054b6eb" officeooo:paragraph-rsid="0054b6eb"/>
    </style:style>
    <style:style style:name="P72" style:family="paragraph" style:parent-style-name="Standard">
      <style:text-properties officeooo:rsid="00569898" officeooo:paragraph-rsid="00569898"/>
    </style:style>
    <style:style style:name="P73" style:family="paragraph" style:parent-style-name="Table_20_Contents">
      <style:paragraph-properties fo:text-align="center" style:justify-single-word="false"/>
      <style:text-properties fo:font-size="10pt" officeooo:rsid="00710b1b" officeooo:paragraph-rsid="00710b1b" style:font-size-asian="10pt" style:font-size-complex="10pt"/>
    </style:style>
    <style:style style:name="P74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fo:font-size="10pt" officeooo:rsid="007296b9" officeooo:paragraph-rsid="007296b9" style:font-size-asian="10pt" style:font-size-complex="10pt"/>
    </style:style>
    <style:style style:name="P76" style:family="paragraph" style:parent-style-name="Table_20_Contents">
      <style:text-properties fo:font-size="10pt" officeooo:rsid="007391f8" officeooo:paragraph-rsid="007391f8" style:font-size-asian="10pt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fo:font-size="10pt" officeooo:rsid="007391f8" officeooo:paragraph-rsid="007391f8" style:font-size-asian="10pt" style:font-size-complex="10pt"/>
    </style:style>
    <style:style style:name="P78" style:family="paragraph" style:parent-style-name="Table_20_Contents">
      <style:text-properties fo:font-size="10pt" officeooo:rsid="00759183" officeooo:paragraph-rsid="00759183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size="10pt" officeooo:rsid="00759183" officeooo:paragraph-rsid="00759183" style:font-size-asian="10pt" style:font-size-complex="10pt"/>
    </style:style>
    <style:style style:name="P80" style:family="paragraph" style:parent-style-name="Table_20_Contents">
      <style:text-properties fo:font-size="10pt" officeooo:rsid="00789f90" officeooo:paragraph-rsid="00789f90" style:font-size-asian="10pt" style:font-size-complex="10pt"/>
    </style:style>
    <style:style style:name="P81" style:family="paragraph" style:parent-style-name="Table_20_Contents">
      <style:paragraph-properties fo:text-align="center" style:justify-single-word="false"/>
      <style:text-properties fo:font-size="10pt" officeooo:rsid="00789f90" officeooo:paragraph-rsid="00789f90" style:font-size-asian="10pt" style:font-size-complex="10pt"/>
    </style:style>
    <style:style style:name="P82" style:family="paragraph" style:parent-style-name="Table_20_Contents">
      <style:text-properties fo:font-size="10pt" officeooo:rsid="00806c27" officeooo:paragraph-rsid="00806c27" style:font-size-asian="10pt" style:font-size-complex="10pt"/>
    </style:style>
    <style:style style:name="P83" style:family="paragraph" style:parent-style-name="Table_20_Contents">
      <style:paragraph-properties fo:text-align="center" style:justify-single-word="false"/>
      <style:text-properties fo:font-size="10pt" officeooo:rsid="00806c27" officeooo:paragraph-rsid="00806c27" style:font-size-asian="10pt" style:font-size-complex="10pt"/>
    </style:style>
    <style:style style:name="P84" style:family="paragraph" style:parent-style-name="Table_20_Contents">
      <style:text-properties fo:font-size="10pt" officeooo:rsid="008356b7" officeooo:paragraph-rsid="008356b7" style:font-size-asian="10pt" style:font-size-complex="10pt"/>
    </style:style>
    <style:style style:name="P85" style:family="paragraph" style:parent-style-name="Table_20_Contents">
      <style:paragraph-properties fo:text-align="center" style:justify-single-word="false"/>
      <style:text-properties fo:font-size="10pt" officeooo:rsid="008356b7" officeooo:paragraph-rsid="008356b7" style:font-size-asian="10pt" style:font-size-complex="10pt"/>
    </style:style>
    <style:style style:name="P86" style:family="paragraph" style:parent-style-name="Table_20_Contents">
      <style:text-properties fo:font-size="10pt" officeooo:rsid="0083e2d6" officeooo:paragraph-rsid="0083e2d6" style:font-size-asian="10pt" style:font-size-complex="10pt"/>
    </style:style>
    <style:style style:name="P87" style:family="paragraph" style:parent-style-name="Table_20_Contents">
      <style:paragraph-properties fo:text-align="center" style:justify-single-word="false"/>
      <style:text-properties fo:font-size="10pt" officeooo:rsid="0083e2d6" officeooo:paragraph-rsid="0083e2d6" style:font-size-asian="10pt" style:font-size-complex="10pt"/>
    </style:style>
    <style:style style:name="P88" style:family="paragraph" style:parent-style-name="Table_20_Contents">
      <style:text-properties fo:font-size="10pt" officeooo:rsid="0085d8fa" officeooo:paragraph-rsid="0085d8fa" style:font-size-asian="10pt" style:font-size-complex="10pt"/>
    </style:style>
    <style:style style:name="P89" style:family="paragraph" style:parent-style-name="Table_20_Contents">
      <style:paragraph-properties fo:text-align="center" style:justify-single-word="false"/>
      <style:text-properties fo:font-size="10pt" officeooo:rsid="0085d8fa" officeooo:paragraph-rsid="0085d8fa" style:font-size-asian="10pt" style:font-size-complex="10pt"/>
    </style:style>
    <style:style style:name="P90" style:family="paragraph" style:parent-style-name="Table_20_Contents">
      <style:paragraph-properties fo:text-align="center" style:justify-single-word="false"/>
      <style:text-properties fo:font-size="10pt" officeooo:rsid="0087ac7c" officeooo:paragraph-rsid="0087ac7c" style:font-size-asian="10pt" style:font-size-complex="10pt"/>
    </style:style>
    <style:style style:name="P91" style:family="paragraph" style:parent-style-name="Table_20_Contents">
      <style:paragraph-properties fo:text-align="center" style:justify-single-word="false"/>
      <style:text-properties fo:font-size="10pt" officeooo:rsid="00934050" officeooo:paragraph-rsid="00934050" style:font-size-asian="10pt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fo:font-size="10pt" officeooo:rsid="00981bea" officeooo:paragraph-rsid="00981bea" style:font-size-asian="10pt" style:font-size-complex="10pt"/>
    </style:style>
    <style:style style:name="P93" style:family="paragraph" style:parent-style-name="Table_20_Contents">
      <style:text-properties fo:font-size="10pt" officeooo:rsid="009872e0" officeooo:paragraph-rsid="009872e0" style:font-size-asian="10pt" style:font-size-complex="10pt"/>
    </style:style>
    <style:style style:name="P94" style:family="paragraph" style:parent-style-name="Table_20_Contents">
      <style:text-properties fo:font-size="10pt" officeooo:rsid="009981b7" officeooo:paragraph-rsid="009981b7" style:font-size-asian="10pt" style:font-size-complex="10pt"/>
    </style:style>
    <style:style style:name="P95" style:family="paragraph" style:parent-style-name="Table_20_Contents">
      <style:text-properties fo:font-size="10pt" officeooo:rsid="009a49b8" officeooo:paragraph-rsid="009a49b8" style:font-size-asian="10pt" style:font-size-complex="10pt"/>
    </style:style>
    <style:style style:name="P96" style:family="paragraph" style:parent-style-name="Table_20_Contents">
      <style:paragraph-properties fo:text-align="center" style:justify-single-word="false"/>
      <style:text-properties fo:font-size="10pt" officeooo:rsid="009a49b8" officeooo:paragraph-rsid="009a49b8" style:font-size-asian="10pt" style:font-size-complex="10pt"/>
    </style:style>
    <style:style style:name="P97" style:family="paragraph" style:parent-style-name="Table_20_Contents">
      <style:text-properties fo:font-size="10pt" officeooo:rsid="009a8966" officeooo:paragraph-rsid="009a8966" style:font-size-asian="10pt" style:font-size-complex="10pt"/>
    </style:style>
    <style:style style:name="P98" style:family="paragraph" style:parent-style-name="Table_20_Contents">
      <style:paragraph-properties fo:text-align="center" style:justify-single-word="false"/>
      <style:text-properties fo:font-size="10pt" officeooo:rsid="009c4fc0" officeooo:paragraph-rsid="009c4fc0" style:font-size-asian="10pt" style:font-size-complex="10pt"/>
    </style:style>
    <style:style style:name="P99" style:family="paragraph" style:parent-style-name="Table_20_Contents">
      <style:text-properties fo:font-size="10pt" officeooo:rsid="009c4fc0" officeooo:paragraph-rsid="009c4fc0" style:font-size-asian="10pt" style:font-size-complex="10pt"/>
    </style:style>
    <style:style style:name="P100" style:family="paragraph" style:parent-style-name="Table_20_Contents">
      <style:text-properties fo:font-size="10pt" officeooo:rsid="009d1b77" officeooo:paragraph-rsid="009d1b77" style:font-size-asian="10pt" style:font-size-complex="10pt"/>
    </style:style>
    <style:style style:name="P101" style:family="paragraph" style:parent-style-name="Table_20_Contents">
      <style:paragraph-properties fo:text-align="center" style:justify-single-word="false"/>
      <style:text-properties fo:font-size="10pt" officeooo:rsid="00a110e2" officeooo:paragraph-rsid="00a110e2" style:font-size-asian="10pt" style:font-size-complex="10pt"/>
    </style:style>
    <style:style style:name="P102" style:family="paragraph" style:parent-style-name="Table_20_Contents">
      <style:text-properties fo:font-size="10pt" officeooo:rsid="00a110e2" officeooo:paragraph-rsid="00a110e2" style:font-size-asian="10pt" style:font-size-complex="10pt"/>
    </style:style>
    <style:style style:name="P103" style:family="paragraph" style:parent-style-name="Table_20_Contents">
      <style:text-properties fo:font-size="10pt" officeooo:rsid="00a24004" officeooo:paragraph-rsid="00a24004" style:font-size-asian="10pt" style:font-size-complex="10pt"/>
    </style:style>
    <style:style style:name="P104" style:family="paragraph" style:parent-style-name="Table_20_Contents">
      <style:paragraph-properties fo:text-align="center" style:justify-single-word="false"/>
      <style:text-properties fo:font-size="10pt" officeooo:rsid="00a40470" officeooo:paragraph-rsid="00a40470" style:font-size-asian="10pt" style:font-size-complex="10pt"/>
    </style:style>
    <style:style style:name="P105" style:family="paragraph" style:parent-style-name="Table_20_Contents">
      <style:text-properties fo:font-size="10pt" officeooo:rsid="00a40470" officeooo:paragraph-rsid="00a40470" style:font-size-asian="10pt" style:font-size-complex="10pt"/>
    </style:style>
    <style:style style:name="P106" style:family="paragraph" style:parent-style-name="Table_20_Contents">
      <style:text-properties fo:font-size="10pt" officeooo:rsid="00a4596c" officeooo:paragraph-rsid="00a4596c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fo:font-size="10pt" officeooo:rsid="00a6d289" officeooo:paragraph-rsid="00a6d289" style:font-size-asian="10pt" style:font-size-complex="10pt"/>
    </style:style>
    <style:style style:name="P108" style:family="paragraph" style:parent-style-name="Table_20_Contents">
      <style:text-properties fo:font-size="10pt" officeooo:rsid="00a8b22f" officeooo:paragraph-rsid="00a8b22f" style:font-size-asian="10pt" style:font-size-complex="10pt"/>
    </style:style>
    <style:style style:name="P109" style:family="paragraph" style:parent-style-name="Table_20_Contents">
      <style:text-properties fo:font-size="10pt" officeooo:rsid="00aa9308" officeooo:paragraph-rsid="00aa9308" style:font-size-asian="10pt" style:font-size-complex="10pt"/>
    </style:style>
    <style:style style:name="P110" style:family="paragraph" style:parent-style-name="Table_20_Contents">
      <style:text-properties fo:font-size="10pt" officeooo:rsid="00acb25a" officeooo:paragraph-rsid="00acb25a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font-size="10pt" officeooo:rsid="00adb39d" officeooo:paragraph-rsid="00adb39d" style:font-size-asian="10pt" style:font-size-complex="10pt"/>
    </style:style>
    <style:style style:name="P112" style:family="paragraph" style:parent-style-name="Table_20_Contents">
      <style:text-properties fo:font-size="10pt" officeooo:rsid="00adf456" officeooo:paragraph-rsid="00adf456" style:font-size-asian="10pt" style:font-size-complex="10pt"/>
    </style:style>
    <style:style style:name="P113" style:family="paragraph" style:parent-style-name="Table_20_Contents">
      <style:text-properties fo:font-size="10pt" officeooo:rsid="00af971c" officeooo:paragraph-rsid="00af971c" style:font-size-asian="10pt" style:font-size-complex="10pt"/>
    </style:style>
    <style:style style:name="P114" style:family="paragraph" style:parent-style-name="Table_20_Contents">
      <style:paragraph-properties fo:text-align="center" style:justify-single-word="false"/>
      <style:text-properties fo:font-size="10pt" officeooo:rsid="00b10032" officeooo:paragraph-rsid="00b10032" style:font-size-asian="10pt" style:font-size-complex="10pt"/>
    </style:style>
    <style:style style:name="P115" style:family="paragraph" style:parent-style-name="Table_20_Contents">
      <style:text-properties fo:font-size="10pt" officeooo:rsid="00b2cfb3" officeooo:paragraph-rsid="00b2cfb3" style:font-size-asian="10pt" style:font-size-complex="10pt"/>
    </style:style>
    <style:style style:name="P116" style:family="paragraph" style:parent-style-name="Table_20_Contents">
      <style:text-properties fo:font-size="10pt" officeooo:rsid="00b5a4ec" officeooo:paragraph-rsid="00b5a4ec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fo:font-size="10pt" officeooo:rsid="00b73dfb" officeooo:paragraph-rsid="00b79d72" style:font-size-asian="10pt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fo:font-size="10pt" officeooo:rsid="00b8109e" officeooo:paragraph-rsid="00b8109e" style:font-size-asian="10pt" style:font-size-complex="10pt"/>
    </style:style>
    <style:style style:name="P119" style:family="paragraph" style:parent-style-name="Table_20_Contents">
      <style:text-properties fo:font-size="10pt" officeooo:rsid="00ba0683" officeooo:paragraph-rsid="00ba0683" style:font-size-asian="10pt" style:font-size-complex="10pt"/>
    </style:style>
    <style:style style:name="P120" style:family="paragraph" style:parent-style-name="Table_20_Contents">
      <style:text-properties fo:font-size="10pt" officeooo:rsid="00ba3c5f" officeooo:paragraph-rsid="00ba3c5f" style:font-size-asian="10pt" style:font-size-complex="10pt"/>
    </style:style>
    <style:style style:name="P121" style:family="paragraph" style:parent-style-name="Table_20_Contents">
      <style:paragraph-properties fo:text-align="center" style:justify-single-word="false"/>
      <style:text-properties fo:font-size="10pt" officeooo:rsid="00bddfba" officeooo:paragraph-rsid="00bddfba" style:font-size-asian="10pt" style:font-size-complex="10pt"/>
    </style:style>
    <style:style style:name="P122" style:family="paragraph" style:parent-style-name="Table_20_Contents">
      <style:text-properties fo:font-size="10pt" officeooo:rsid="00bdf34e" officeooo:paragraph-rsid="00bdf34e" style:font-size-asian="10pt" style:font-size-complex="10pt"/>
    </style:style>
    <style:style style:name="P123" style:family="paragraph" style:parent-style-name="Table_20_Contents">
      <style:text-properties fo:font-size="10pt" officeooo:rsid="00be04f6" officeooo:paragraph-rsid="00be04f6" style:font-size-asian="10pt" style:font-size-complex="10pt"/>
    </style:style>
    <style:style style:name="P124" style:family="paragraph" style:parent-style-name="Table_20_Contents">
      <style:paragraph-properties fo:text-align="center" style:justify-single-word="false"/>
      <style:text-properties fo:font-size="10pt" officeooo:rsid="00be23e1" officeooo:paragraph-rsid="00be23e1" style:font-size-asian="10pt" style:font-size-complex="10pt"/>
    </style:style>
    <style:style style:name="P125" style:family="paragraph" style:parent-style-name="Table_20_Contents">
      <style:paragraph-properties fo:text-align="center" style:justify-single-word="false"/>
      <style:text-properties fo:font-size="10pt" officeooo:rsid="00befc27" officeooo:paragraph-rsid="00befc27" style:font-size-asian="10pt" style:font-size-complex="10pt"/>
    </style:style>
    <style:style style:name="P126" style:family="paragraph" style:parent-style-name="Table_20_Contents">
      <style:text-properties fo:font-size="10pt" officeooo:rsid="00c24ebe" officeooo:paragraph-rsid="00c24ebe" style:font-size-asian="10pt" style:font-size-complex="10pt"/>
    </style:style>
    <style:style style:name="P127" style:family="paragraph" style:parent-style-name="Table_20_Contents">
      <style:text-properties fo:font-size="10pt" officeooo:rsid="00c2e768" officeooo:paragraph-rsid="00c2e768" style:font-size-asian="10pt" style:font-size-complex="10pt"/>
    </style:style>
    <style:style style:name="P128" style:family="paragraph" style:parent-style-name="Table_20_Contents">
      <style:paragraph-properties fo:text-align="center" style:justify-single-word="false"/>
      <style:text-properties fo:font-size="10pt" officeooo:rsid="00c4614d" officeooo:paragraph-rsid="00c4614d" style:font-size-asian="10pt" style:font-size-complex="10pt"/>
    </style:style>
    <style:style style:name="P129" style:family="paragraph" style:parent-style-name="Table_20_Contents">
      <style:text-properties fo:font-size="10pt" officeooo:rsid="00c475d8" officeooo:paragraph-rsid="00c475d8" style:font-size-asian="10pt" style:font-size-complex="10pt"/>
    </style:style>
    <style:style style:name="P130" style:family="paragraph" style:parent-style-name="Table_20_Contents">
      <style:paragraph-properties fo:text-align="center" style:justify-single-word="false"/>
      <style:text-properties fo:font-size="10pt" officeooo:rsid="00c475d8" officeooo:paragraph-rsid="00c475d8" style:font-size-asian="10pt" style:font-size-complex="10pt"/>
    </style:style>
    <style:style style:name="P131" style:family="paragraph" style:parent-style-name="Table_20_Contents">
      <style:text-properties fo:font-size="10pt" officeooo:rsid="00c5e4e2" officeooo:paragraph-rsid="00c5e4e2" style:font-size-asian="10pt" style:font-size-complex="10pt"/>
    </style:style>
    <style:style style:name="P132" style:family="paragraph" style:parent-style-name="Table_20_Contents">
      <style:paragraph-properties fo:text-align="center" style:justify-single-word="false"/>
      <style:text-properties fo:font-size="10pt" officeooo:rsid="00c91a4a" officeooo:paragraph-rsid="00c91a4a" style:font-size-asian="10pt" style:font-size-complex="10pt"/>
    </style:style>
    <style:style style:name="P133" style:family="paragraph" style:parent-style-name="Table_20_Contents">
      <style:text-properties fo:font-size="10pt" officeooo:rsid="00c98b18" officeooo:paragraph-rsid="00c98b18" style:font-size-asian="10pt" style:font-size-complex="10pt"/>
    </style:style>
    <style:style style:name="P134" style:family="paragraph" style:parent-style-name="Table_20_Contents">
      <style:text-properties fo:font-size="10pt" officeooo:rsid="00ca5a6f" officeooo:paragraph-rsid="00ca5a6f" style:font-size-asian="10pt" style:font-size-complex="10pt"/>
    </style:style>
    <style:style style:name="P135" style:family="paragraph" style:parent-style-name="Table_20_Contents">
      <style:paragraph-properties fo:text-align="center" style:justify-single-word="false"/>
      <style:text-properties fo:font-size="10pt" officeooo:rsid="00ca94f6" officeooo:paragraph-rsid="00ca94f6" style:font-size-asian="10pt" style:font-size-complex="10pt"/>
    </style:style>
    <style:style style:name="P136" style:family="paragraph" style:parent-style-name="Table_20_Contents">
      <style:text-properties fo:font-size="10pt" officeooo:rsid="00caca36" officeooo:paragraph-rsid="00caca36" style:font-size-asian="10pt" style:font-size-complex="10pt"/>
    </style:style>
    <style:style style:name="P137" style:family="paragraph" style:parent-style-name="Table_20_Contents">
      <style:paragraph-properties fo:text-align="center" style:justify-single-word="false"/>
      <style:text-properties fo:font-size="10pt" officeooo:rsid="00cb1db5" officeooo:paragraph-rsid="00cb1db5" style:font-size-asian="10pt" style:font-size-complex="10pt"/>
    </style:style>
    <style:style style:name="P138" style:family="paragraph" style:parent-style-name="Table_20_Contents">
      <style:text-properties fo:font-size="10pt" officeooo:rsid="00cc0dce" officeooo:paragraph-rsid="00cc0dce" style:font-size-asian="10pt" style:font-size-complex="10pt"/>
    </style:style>
    <style:style style:name="P139" style:family="paragraph" style:parent-style-name="Table_20_Contents">
      <style:text-properties fo:font-size="10pt" officeooo:rsid="00cf1211" officeooo:paragraph-rsid="00cf1211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fo:font-size="10pt" officeooo:rsid="00d0bf3d" officeooo:paragraph-rsid="00d0bf3d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fo:font-size="10pt" officeooo:rsid="00d34722" officeooo:paragraph-rsid="00d34722" style:font-size-asian="10pt" style:font-size-complex="10pt"/>
    </style:style>
    <style:style style:name="P142" style:family="paragraph" style:parent-style-name="Table_20_Contents">
      <style:text-properties fo:font-size="10pt" officeooo:rsid="00d4928f" officeooo:paragraph-rsid="00d4928f" style:font-size-asian="10pt" style:font-size-complex="10pt"/>
    </style:style>
    <style:style style:name="P143" style:family="paragraph" style:parent-style-name="Table_20_Contents">
      <style:text-properties fo:font-size="10pt" officeooo:rsid="00d6441e" officeooo:paragraph-rsid="00d6441e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21633"/>
    </style:style>
    <style:style style:name="T3" style:family="text">
      <style:text-properties style:text-underline-style="solid" style:text-underline-width="auto" style:text-underline-color="font-color" officeooo:rsid="0005b0b9"/>
    </style:style>
    <style:style style:name="T4" style:family="text">
      <style:text-properties style:text-underline-style="solid" style:text-underline-width="auto" style:text-underline-color="font-color" officeooo:rsid="006f5125"/>
    </style:style>
    <style:style style:name="T5" style:family="text">
      <style:text-properties style:text-underline-style="solid" style:text-underline-width="auto" style:text-underline-color="font-color" officeooo:rsid="009f40ad"/>
    </style:style>
    <style:style style:name="T6" style:family="text">
      <style:text-properties style:text-underline-style="solid" style:text-underline-width="auto" style:text-underline-color="font-color" officeooo:rsid="00fbe86f"/>
    </style:style>
    <style:style style:name="T7" style:family="text">
      <style:text-properties officeooo:rsid="0003ae8d"/>
    </style:style>
    <style:style style:name="T8" style:family="text">
      <style:text-properties officeooo:rsid="0004a4de"/>
    </style:style>
    <style:style style:name="T9" style:family="text">
      <style:text-properties officeooo:rsid="0005b9a4"/>
    </style:style>
    <style:style style:name="T10" style:family="text">
      <style:text-properties fo:font-size="10pt" officeooo:rsid="0005b9a4" style:font-size-asian="10pt" style:font-size-complex="10pt"/>
    </style:style>
    <style:style style:name="T11" style:family="text">
      <style:text-properties fo:font-size="10pt" officeooo:rsid="000fa63c" style:font-size-asian="10pt" style:font-size-complex="10pt"/>
    </style:style>
    <style:style style:name="T12" style:family="text">
      <style:text-properties fo:font-size="10pt" officeooo:rsid="000fa63c" style:font-size-asian="8.75pt" style:font-size-complex="10pt"/>
    </style:style>
    <style:style style:name="T13" style:family="text">
      <style:text-properties fo:font-size="10pt" style:text-underline-style="none" style:font-size-asian="10pt" style:font-size-complex="10pt"/>
    </style:style>
    <style:style style:name="T14" style:family="text">
      <style:text-properties fo:font-size="10pt" style:text-underline-style="none" officeooo:rsid="0042a1a8" style:font-size-asian="10pt" style:font-size-complex="10pt"/>
    </style:style>
    <style:style style:name="T15" style:family="text">
      <style:text-properties fo:font-size="10pt" style:text-underline-style="none" officeooo:rsid="000aaab9" style:font-size-asian="10pt" style:font-size-complex="10pt"/>
    </style:style>
    <style:style style:name="T16" style:family="text">
      <style:text-properties fo:font-size="10pt" style:text-underline-style="none" officeooo:rsid="00483a56" style:font-size-asian="10pt" style:font-size-complex="10pt"/>
    </style:style>
    <style:style style:name="T17" style:family="text">
      <style:text-properties fo:font-size="10pt" style:text-underline-style="none" officeooo:rsid="004a62fa" style:font-size-asian="10pt" style:font-size-complex="10pt"/>
    </style:style>
    <style:style style:name="T18" style:family="text">
      <style:text-properties fo:font-size="10pt" style:text-underline-style="none" officeooo:rsid="004a837c" style:font-size-asian="10pt" style:font-size-complex="10pt"/>
    </style:style>
    <style:style style:name="T19" style:family="text">
      <style:text-properties fo:font-size="10pt" style:text-underline-style="none" officeooo:rsid="004ba3aa" style:font-size-asian="10pt" style:font-size-complex="10pt"/>
    </style:style>
    <style:style style:name="T20" style:family="text">
      <style:text-properties fo:font-size="10pt" style:text-underline-style="none" officeooo:rsid="004cc44f" style:font-size-asian="10pt" style:font-size-complex="10pt"/>
    </style:style>
    <style:style style:name="T21" style:family="text">
      <style:text-properties fo:font-size="10pt" style:text-underline-style="none" officeooo:rsid="004e071f" style:font-size-asian="10pt" style:font-size-complex="10pt"/>
    </style:style>
    <style:style style:name="T22" style:family="text">
      <style:text-properties fo:font-size="10pt" style:text-underline-style="none" officeooo:rsid="004e3816" style:font-size-asian="10pt" style:font-size-complex="10pt"/>
    </style:style>
    <style:style style:name="T23" style:family="text">
      <style:text-properties fo:font-size="10pt" style:text-underline-style="none" officeooo:rsid="004fc2b2" style:font-size-asian="10pt" style:font-size-complex="10pt"/>
    </style:style>
    <style:style style:name="T24" style:family="text">
      <style:text-properties fo:font-size="10pt" style:text-underline-style="none" officeooo:rsid="0051394a" style:font-size-asian="10pt" style:font-size-complex="10pt"/>
    </style:style>
    <style:style style:name="T25" style:family="text">
      <style:text-properties fo:font-size="10pt" style:text-underline-style="none" officeooo:rsid="00569898" style:font-size-asian="10pt" style:font-size-complex="10pt"/>
    </style:style>
    <style:style style:name="T26" style:family="text">
      <style:text-properties fo:font-size="10pt" style:text-underline-style="none" officeooo:rsid="0057be4c" style:font-size-asian="10pt" style:font-size-complex="10pt"/>
    </style:style>
    <style:style style:name="T27" style:family="text">
      <style:text-properties fo:font-size="10pt" style:text-underline-style="none" officeooo:rsid="0059a35e" style:font-size-asian="10pt" style:font-size-complex="10pt"/>
    </style:style>
    <style:style style:name="T28" style:family="text">
      <style:text-properties fo:font-size="10pt" style:text-underline-style="none" fo:font-weight="bold" officeooo:rsid="004ba3aa" style:font-size-asian="10pt" style:font-weight-asian="bold" style:font-size-complex="10pt" style:font-weight-complex="bold"/>
    </style:style>
    <style:style style:name="T29" style:family="text">
      <style:text-properties fo:font-size="10pt" style:text-underline-style="solid" style:text-underline-width="auto" style:text-underline-color="font-color" officeooo:rsid="004645a7" style:font-size-asian="10pt" style:font-size-complex="10pt"/>
    </style:style>
    <style:style style:name="T30" style:family="text">
      <style:text-properties style:text-position="super 58%" officeooo:rsid="0005b9a4"/>
    </style:style>
    <style:style style:name="T31" style:family="text">
      <style:text-properties officeooo:rsid="000aaab9"/>
    </style:style>
    <style:style style:name="T32" style:family="text">
      <style:text-properties officeooo:rsid="000d3211"/>
    </style:style>
    <style:style style:name="T33" style:family="text">
      <style:text-properties officeooo:rsid="0011d644"/>
    </style:style>
    <style:style style:name="T34" style:family="text">
      <style:text-properties officeooo:rsid="0015783d"/>
    </style:style>
    <style:style style:name="T35" style:family="text">
      <style:text-properties officeooo:rsid="001a7687"/>
    </style:style>
    <style:style style:name="T36" style:family="text">
      <style:text-properties officeooo:rsid="001a9635"/>
    </style:style>
    <style:style style:name="T37" style:family="text">
      <style:text-properties officeooo:rsid="001c6af5"/>
    </style:style>
    <style:style style:name="T38" style:family="text">
      <style:text-properties officeooo:rsid="0026fda8"/>
    </style:style>
    <style:style style:name="T39" style:family="text">
      <style:text-properties officeooo:rsid="002c8736"/>
    </style:style>
    <style:style style:name="T40" style:family="text">
      <style:text-properties officeooo:rsid="002ff00f"/>
    </style:style>
    <style:style style:name="T41" style:family="text">
      <style:text-properties style:text-underline-style="none"/>
    </style:style>
    <style:style style:name="T42" style:family="text">
      <style:text-properties style:text-underline-style="none" officeooo:rsid="000aaab9"/>
    </style:style>
    <style:style style:name="T43" style:family="text">
      <style:text-properties style:text-underline-style="none" officeooo:rsid="0046a268"/>
    </style:style>
    <style:style style:name="T44" style:family="text">
      <style:text-properties style:text-underline-style="none" officeooo:rsid="0059a35e"/>
    </style:style>
    <style:style style:name="T45" style:family="text">
      <style:text-properties style:text-underline-style="none" officeooo:rsid="005a9980"/>
    </style:style>
    <style:style style:name="T46" style:family="text">
      <style:text-properties style:text-underline-style="none" fo:font-weight="bold" officeooo:rsid="005a9980" style:font-weight-asian="bold" style:font-weight-complex="bold"/>
    </style:style>
    <style:style style:name="T47" style:family="text">
      <style:text-properties style:text-underline-style="none" officeooo:rsid="005d1812"/>
    </style:style>
    <style:style style:name="T48" style:family="text">
      <style:text-properties style:text-underline-style="none" officeooo:rsid="005f78cf"/>
    </style:style>
    <style:style style:name="T49" style:family="text">
      <style:text-properties style:text-underline-style="none" officeooo:rsid="0061677a"/>
    </style:style>
    <style:style style:name="T50" style:family="text">
      <style:text-properties style:text-underline-style="none" officeooo:rsid="0061dbea"/>
    </style:style>
    <style:style style:name="T51" style:family="text">
      <style:text-properties style:text-underline-style="none" officeooo:rsid="0062e447"/>
    </style:style>
    <style:style style:name="T52" style:family="text">
      <style:text-properties style:text-underline-style="none" officeooo:rsid="0063f66d"/>
    </style:style>
    <style:style style:name="T53" style:family="text">
      <style:text-properties style:text-underline-style="none" officeooo:rsid="006d7843"/>
    </style:style>
    <style:style style:name="T54" style:family="text">
      <style:text-properties style:text-underline-style="none" officeooo:rsid="006ebefc"/>
    </style:style>
    <style:style style:name="T55" style:family="text">
      <style:text-properties officeooo:rsid="003a71e7"/>
    </style:style>
    <style:style style:name="T56" style:family="text">
      <style:text-properties officeooo:rsid="0040a495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officeooo:rsid="006f5125"/>
    </style:style>
    <style:style style:name="T59" style:family="text">
      <style:text-properties officeooo:rsid="00710b1b"/>
    </style:style>
    <style:style style:name="T60" style:family="text">
      <style:text-properties officeooo:rsid="00775475"/>
    </style:style>
    <style:style style:name="T61" style:family="text">
      <style:text-properties officeooo:rsid="0079d64a"/>
    </style:style>
    <style:style style:name="T62" style:family="text">
      <style:text-properties officeooo:rsid="007c0644"/>
    </style:style>
    <style:style style:name="T63" style:family="text">
      <style:text-properties officeooo:rsid="007da834"/>
    </style:style>
    <style:style style:name="T64" style:family="text">
      <style:text-properties officeooo:rsid="008bdfc4"/>
    </style:style>
    <style:style style:name="T65" style:family="text">
      <style:text-properties officeooo:rsid="008c3e83"/>
    </style:style>
    <style:style style:name="T66" style:family="text">
      <style:text-properties officeooo:rsid="008e3401"/>
    </style:style>
    <style:style style:name="T67" style:family="text">
      <style:text-properties officeooo:rsid="0095951d"/>
    </style:style>
    <style:style style:name="T68" style:family="text">
      <style:text-properties officeooo:rsid="009d0f73"/>
    </style:style>
    <style:style style:name="T69" style:family="text">
      <style:text-properties officeooo:rsid="00a3beee"/>
    </style:style>
    <style:style style:name="T70" style:family="text">
      <style:text-properties officeooo:rsid="00a93279"/>
    </style:style>
    <style:style style:name="T71" style:family="text">
      <style:text-properties officeooo:rsid="00ab2ef2"/>
    </style:style>
    <style:style style:name="T72" style:family="text">
      <style:text-properties officeooo:rsid="00b0d788"/>
    </style:style>
    <style:style style:name="T73" style:family="text">
      <style:text-properties officeooo:rsid="00b79d72"/>
    </style:style>
    <style:style style:name="T74" style:family="text">
      <style:text-properties officeooo:rsid="00b8f638"/>
    </style:style>
    <style:style style:name="T75" style:family="text">
      <style:text-properties officeooo:rsid="00bac835"/>
    </style:style>
    <style:style style:name="T76" style:family="text">
      <style:text-properties officeooo:rsid="00c0b8b2"/>
    </style:style>
    <style:style style:name="T77" style:family="text">
      <style:text-properties officeooo:rsid="00c496cf"/>
    </style:style>
    <style:style style:name="T78" style:family="text">
      <style:text-properties officeooo:rsid="00c51e46"/>
    </style:style>
    <style:style style:name="T79" style:family="text">
      <style:text-properties officeooo:rsid="00c77e99"/>
    </style:style>
    <style:style style:name="T80" style:family="text">
      <style:text-properties officeooo:rsid="00cc0dce"/>
    </style:style>
    <style:style style:name="T81" style:family="text">
      <style:text-properties officeooo:rsid="00cd188d"/>
    </style:style>
    <style:style style:name="T82" style:family="text">
      <style:text-properties officeooo:rsid="00d1b475"/>
    </style:style>
    <style:style style:name="T83" style:family="text">
      <style:text-properties officeooo:rsid="00d39409"/>
    </style:style>
    <style:style style:name="T84" style:family="text">
      <style:text-properties officeooo:rsid="00d6d06b"/>
    </style:style>
    <style:style style:name="T85" style:family="text">
      <style:text-properties officeooo:rsid="00da5365"/>
    </style:style>
    <style:style style:name="T86" style:family="text">
      <style:text-properties officeooo:rsid="00db7641"/>
    </style:style>
    <style:style style:name="T87" style:family="text">
      <style:text-properties officeooo:rsid="00e13d83"/>
    </style:style>
    <style:style style:name="T88" style:family="text">
      <style:text-properties officeooo:rsid="00e4d17d"/>
    </style:style>
    <style:style style:name="T89" style:family="text">
      <style:text-properties officeooo:rsid="00e5a993"/>
    </style:style>
    <style:style style:name="T90" style:family="text">
      <style:text-properties officeooo:rsid="00e6ab59"/>
    </style:style>
    <style:style style:name="T91" style:family="text">
      <style:text-properties officeooo:rsid="00ebd9de"/>
    </style:style>
    <style:style style:name="T92" style:family="text">
      <style:text-properties officeooo:rsid="00f3e44d"/>
    </style:style>
    <style:style style:name="T93" style:family="text">
      <style:text-properties officeooo:rsid="00f79e3f"/>
    </style:style>
    <style:style style:name="T94" style:family="text">
      <style:text-properties officeooo:rsid="00fc1c59"/>
    </style:style>
    <style:style style:name="T95" style:family="text">
      <style:text-properties officeooo:rsid="00fe53b7"/>
    </style:style>
    <style:style style:name="T96" style:family="text">
      <style:text-properties officeooo:rsid="01010c32"/>
    </style:style>
    <style:style style:name="T97" style:family="text">
      <style:text-properties fo:color="#0000ff" officeooo:rsid="00fc1c59"/>
    </style:style>
    <style:style style:name="T98" style:family="text">
      <style:text-properties officeooo:rsid="01046af6"/>
    </style:style>
    <style:style style:name="T99" style:family="text">
      <style:text-properties officeooo:rsid="010be805"/>
    </style:style>
    <style:style style:name="T100" style:family="text">
      <style:text-properties officeooo:rsid="010d45a0"/>
    </style:style>
    <style:style style:name="T101" style:family="text">
      <style:text-properties officeooo:rsid="011259d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ep learning for Texts and Sequences</text:p>
      <text:p text:style-name="P1">Assignment 4</text:p>
      <text:p text:style-name="P1">Student_A 12345678</text:p>
      <text:p text:style-name="P2"/>
      <text:p text:style-name="P5"><text:span text:style-name="T3">1. </text:span><text:span text:style-name="T2">Problem background</text:span>:</text:p>
      <text:p text:style-name="P7"/>
      <text:p text:style-name="P6">For this assignment, we needed to implement a SNLI paper. The SNLI<text:span text:style-name="T8">(stanford-natural-language-inference)</text:span> problem is the problem of identifying weather two sentences (text and hypothesis), contradict, entail or are neutral with each other. <text:span text:style-name="T7">Because not all people agree of which is which, 5 labels are given per sentence pair.</text:span> <text:s/></text:p>
      <text:p text:style-name="P3"/>
      <text:p text:style-name="P4"><text:span text:style-name="T3">2. Chosen paper</text:span>:</text:p>
      <text:p text:style-name="P8"/>
      <text:p text:style-name="P14"><text:span text:style-name="T9">Chosen paper: </text:span></text:p>
      <text:p text:style-name="P62"><text:span text:style-name="T11"><text:tab/>Standord name: <text:tab/><text:tab/>200D Decomposable Attention Model for Natual Language Inference</text:span><text:line-break/><text:tab/><text:span text:style-name="T12">Paper name: <text:tab/><text:tab/></text:span><text:span text:style-name="T10">A Decomposable Attention Model for Natural Language Inference </text:span></text:p>
      <text:p text:style-name="P9"/>
      <text:p text:style-name="P9"><text:span text:style-name="T9">Paper link: </text:span><text:a xlink:type="simple" xlink:href="https://arxiv.org/abs/1606.01933" text:style-name="Internet_20_link" text:visited-style-name="Visited_20_Internet_20_Link"><text:span text:style-name="T9">https://arxiv.org/abs/1606.01933</text:span></text:a><text:span text:style-name="T9"> (2</text:span><text:span text:style-name="T30">nd</text:span><text:span text:style-name="T9"> revision of this paper – Standford website links to 1</text:span><text:span text:style-name="T30">st</text:span><text:span text:style-name="T9"> revision)</text:span></text:p>
      <text:p text:style-name="P10">Paper score (not mine!): <text:span text:style-name="T31">90.5% (train), 86.8% (dev)</text:span></text:p>
      <text:p text:style-name="P9"/>
      <text:p text:style-name="P10">Reasons for choosing this paper: </text:p>
      <text:list xml:id="list7956695894957083877" text:style-name="L1">
        <text:list-item>
          <text:p text:style-name="P13">It came close to score of the best papers</text:p>
        </text:list-item>
        <text:list-item>
          <text:p text:style-name="P13">It was simpler to implement (then the best papers) : <text:span text:style-name="T32">Attention without LSTM</text:span></text:p>
        </text:list-item>
        <text:list-item>
          <text:p text:style-name="P11"><text:span text:style-name="T32">It had fewer</text:span> parameters <text:span text:style-name="T32">to train, then LSTM approaches. (One of the advantages stated in the paper introduction) : Lower training time, which allows for more experimentations</text:span></text:p>
        </text:list-item>
        <text:list-item>
          <text:p text:style-name="P15">Attention without LSTM looked <text:span text:style-name="T33">like an </text:span>interesting <text:span text:style-name="T33">idea</text:span></text:p>
        </text:list-item>
        <text:list-item>
          <text:p text:style-name="P15"><text:span text:style-name="T33">Similarly for </text:span>Intra attention</text:p>
        </text:list-item>
      </text:list>
      <text:p text:style-name="P25"/>
      <text:p text:style-name="P26">3. Method used in the paper</text:p>
      <text:p text:style-name="P26"/>
      <text:p text:style-name="P27"><text:span text:style-name="T55">D</text:span>escription of the method used in the paper <text:span text:style-name="T34">(vanilla aproach, there is also an extension later)</text:span>:</text:p>
      <text:p text:style-name="P27"/>
      <text:p text:style-name="P28">1. Sentence1 and Sentence2 are converted to their word embeddings (GloVe) - 300D.</text:p>
      <text:p text:style-name="P28">2. Word embeddings are normalized (l2) to have norm of 1. <text:line-break/> <text:s text:c="3"/><text:span text:style-name="T40">Weights are normalized by random Gaussian to have mean 0, standard deviations of 0.01.<text:line-break/> <text:s text:c="3"/>Initial learning rate is 0.1.<text:line-break/> <text:s text:c="3"/>Optimizer: Adagrad.</text:span></text:p>
      <text:p text:style-name="P28">3. Each embedding is reduced to 200D using a linear layer.</text:p>
      <text:p text:style-name="P28">4. <text:span text:style-name="T34">Sentence1 and Sentence2 are softly aligned using soft attention:</text:span></text:p>
      <text:p text:style-name="P28"><text:tab/><text:span text:style-name="T36">I.<text:tab/>Each word (embedding) from sentence x and word from sentence y is passed through MLP containing<text:line-break/><text:tab/><text:tab/>2 layers, RELU &amp; Dropout. The result is concatenated to become attention weights. </text:span></text:p>
      <text:p text:style-name="P29"><text:span text:style-name="T35"><text:tab/>II.<text:tab/>Attention weights are normalized using the softmax function.</text:span></text:p>
      <text:p text:style-name="P30"><text:tab/>III.<text:tab/>Each word (embedding) from sentence x, is aligned with a subphrase of <text:span text:style-name="T37">sentence y, by multiplying<text:line-break/><text:tab/><text:tab/>this word embedding and the attention weights.</text:span></text:p>
      <text:p text:style-name="P30"><text:span text:style-name="T38"><text:s text:c="4"/>(Paper Section 3.1: Attend)</text:span></text:p>
      <text:p text:style-name="P31">5. <text:span text:style-name="T38">Each word from sentence x, and subphrase from sentence y, are concatenated, and fed to a neural network (again 2<text:line-break/> <text:s text:c="3"/>layers, RELU &amp; Dropout). Creating 2*number of words vectors v1i &amp; v2j. One for each word (softly aligned with<text:line-break/> <text:s text:c="3"/>subphrase of the other sentence)</text:span></text:p>
      <text:p text:style-name="P31"><text:span text:style-name="T38"><text:s text:c="4"/>(Paper Section 3.2 Compare)</text:span></text:p>
      <text:p text:style-name="P32">6. <text:span text:style-name="T39">Each sentence x word vectors (vector vxi) is summed. Creating 2 vectors, one for each sentence: v1i, v2j.<text:line-break/> <text:s text:c="3"/>Those 2 vectors are concatenated and fed to a nerual network H.<text:line-break/> <text:s text:c="3"/>H is again, 2 layers, RELU &amp; Dropout, but with an extra final linear layer (no dropout or activation).<text:line-break/> <text:s text:c="3"/>(Paper Section 3.3 Aggregate)</text:span></text:p>
      <text:p text:style-name="P33">7. <text:span text:style-name="T56">Result is the logits, it is passed through softmax activation function.</text:span></text:p>
      <text:p text:style-name="P33"><text:span text:style-name="T56">8. Loss is Cross Entropy Loss.</text:span></text:p>
      <text:p text:style-name="P27"/>
      <text:p text:style-name="P34">Additional info:</text:p>
      <text:list xml:id="list2624176142837443897" text:style-name="L2">
        <text:list-item>
          <text:p text:style-name="P63"><text:span text:style-name="T14">Dropout rate : 0.2</text:span></text:p>
        </text:list-item>
        <text:list-item>
          <text:p text:style-name="P64"><text:span text:style-name="T13">fully connected layers size: 200 (out), except the final linear layer which is 3 (out)</text:span></text:p>
        </text:list-item>
        <text:list-item>
          <text:p text:style-name="P65"><text:span text:style-name="T13">batching: by sentence sizes. First batches with size &lt; 20, then &lt;50, then the rest.</text:span></text:p>
          <text:p text:style-name="P71"><text:span text:style-name="T13">Masking out: the method dealing with batch containing sequences of different sizes.</text:span></text:p>
        </text:list-item>
      </text:list>
      <text:p text:style-name="P66"><text:span text:style-name="T13"/></text:p>
      <text:p text:style-name="P66"><text:soft-page-break/><text:span text:style-name="T13"/></text:p>
      <text:p text:style-name="P69"><text:span text:style-name="T13">Intra attention </text:span><text:span text:style-name="T16">(optional addition)</text:span><text:span text:style-name="T13">: </text:span></text:p>
      <text:p text:style-name="P69"><text:span text:style-name="T17">[This section comes between (3) and (4): After word embeddings are reduced to 200D, but before sentence1 and sentence2 are aligned with each other]</text:span></text:p>
      <text:p text:style-name="P68"><text:span text:style-name="T13"/></text:p>
      <text:p text:style-name="P70"><text:span text:style-name="T18">3.1</text:span><text:span text:style-name="T13">. </text:span><text:span text:style-name="T19">(brief) Using the same attention method described in </text:span><text:span text:style-name="T27">(</text:span><text:span text:style-name="T19">4</text:span><text:span text:style-name="T27">),</text:span><text:span text:style-name="T19"> align every word (embedding) with </text:span><text:span text:style-name="T23">subphrase </text:span><text:span text:style-name="T24">in</text:span><text:span text:style-name="T19"><text:line-break/> <text:s text:c="6"/></text:span><text:span text:style-name="T28">same</text:span><text:span text:style-name="T19"> sentence. With </text:span><text:span text:style-name="T28">one</text:span><text:span text:style-name="T19"> difference: </text:span><text:span text:style-name="T20">attention weight matrix (E) is added to a bias matrix. This bias matrix is <text:s text:c="6"/><text:line-break/> <text:s text:c="6"/>actually a bias vecor </text:span><text:span text:style-name="T21">(d)</text:span><text:span text:style-name="T20">, of size 10 broadcasted to be a matrix. </text:span></text:p>
      <text:p text:style-name="P70"><text:span text:style-name="T20"><text:s text:c="7"/>Eij=Eij+di-j where di-j is the bias vector.<text:line-break/><text:line-break/> <text:s text:c="6"/>Note: Notice i-j </text:span><text:span text:style-name="T22">is the distance between words. Distance of size&gt;10 is considered 10.</text:span></text:p>
      <text:p text:style-name="P68"><text:span text:style-name="T13"/></text:p>
      <text:p text:style-name="P66"><text:span text:style-name="T13">4. </text:span><text:span text:style-name="T29">Results</text:span></text:p>
      <text:p text:style-name="P66"><text:span text:style-name="T13"/></text:p>
      <text:p text:style-name="P72"><text:span text:style-name="T13">Paper result(vanilla version):<text:tab/></text:span><text:span text:style-name="T26">89.5 (train), 86.3 (dev)</text:span></text:p>
      <text:p text:style-name="P67"><text:span text:style-name="T13">Paper result</text:span><text:span text:style-name="T25">(intra-attention)</text:span><text:span text:style-name="T13">:<text:tab/></text:span><text:span text:style-name="T15">90.5% (train), 86.8% (dev)</text:span></text:p>
      <text:p text:style-name="P12"><text:span text:style-name="T43">My result:<text:tab/><text:tab/><text:tab/></text:span><text:span text:style-name="T46">TODO</text:span><text:span text:style-name="T45">% </text:span><text:span text:style-name="T44">(</text:span><text:span text:style-name="T45">train), </text:span><text:span text:style-name="T46">TODO</text:span><text:span text:style-name="T45">% (dev)</text:span></text:p>
      <text:p text:style-name="P12"><text:span text:style-name="T42"/></text:p>
      <text:p text:style-name="P16"><text:span text:style-name="T42">5. </text:span><text:span text:style-name="T1">Replication of results</text:span><text:span text:style-name="T41">:</text:span></text:p>
      <text:p text:style-name="P16"><text:span text:style-name="T42"/></text:p>
      <text:p text:style-name="P17"><text:span text:style-name="T42">I </text:span><text:span text:style-name="T41">could not replicate the paper results, though the results were good.</text:span></text:p>
      <text:p text:style-name="P18"><text:span text:style-name="T41"/></text:p>
      <text:p text:style-name="P18"><text:span text:style-name="T41">Assumptions as to why:</text:span></text:p>
      <text:list xml:id="list9044621413948761594" text:style-name="L7">
        <text:list-item>
          <text:p text:style-name="P19"><text:span text:style-name="T41">I did not normalize the weights, like </text:span><text:span text:style-name="T47">suggested in the paper.</text:span></text:p>
        </text:list-item>
        <text:list-item>
          <text:p text:style-name="P20"><text:span text:style-name="T47">B</text:span><text:span text:style-name="T41">atching: I did not implement masking, rather choosing to use a more simple method of batching sequences of the same length.</text:span><text:span text:style-name="T48"> (sentences1 had length </text:span><text:span text:style-name="T50">x</text:span><text:span text:style-name="T48">, sentences2 had length </text:span><text:span text:style-name="T50">y</text:span><text:span text:style-name="T49">). </text:span></text:p>
          <text:p text:style-name="P20"><text:span text:style-name="T49">This limit</text:span><text:span text:style-name="T51">ed</text:span><text:span text:style-name="T49"> the randomization of train order, and lower</text:span><text:span text:style-name="T52">ed</text:span><text:span text:style-name="T49"> results.</text:span></text:p>
        </text:list-item>
        <text:list-item>
          <text:p text:style-name="P21"><text:span text:style-name="T49">P</text:span><text:span text:style-name="T41">latform difference : paper was done in Tensorflow, mine in Pytorch. </text:span><text:span text:style-name="T53">The </text:span><text:span text:style-name="T54">hyper-</text:span><text:span text:style-name="T53">parameters were tuned for their system.</text:span></text:p>
        </text:list-item>
        <text:list-item>
          <text:p text:style-name="P22"><text:span text:style-name="T41">The paper performed 10 asynchronous updates at the same time. I did not implement this.</text:span></text:p>
        </text:list-item>
      </text:list>
      <text:p text:style-name="P23"><text:span text:style-name="T41"/></text:p>
      <text:p text:style-name="P24"><text:span text:style-name="T41">6. </text:span><text:span text:style-name="T1">My results:</text:span></text:p>
      <text:p text:style-name="P24"><text:span text:style-name="T1"/></text:p>
      <text:p text:style-name="P35">(Graph)</text:p>
      <text:p text:style-name="P35"/>
      <text:p text:style-name="P36">7. <text:span text:style-name="T4">Trying to replicate the results</text:span><text:span text:style-name="T58">:</text:span></text:p>
      <text:p text:style-name="P36"/>
      <text:p text:style-name="P37">Taking <text:span text:style-name="T59">the paper hyper-parameters as is did not produce good results for me.</text:span></text:p>
      <text:p text:style-name="P38">In the end I settled for the following differences:</text:p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5"/>
          </table:table-cell>
          <table:table-cell table:style-name="Table2.A1" office:value-type="string">
            <text:p text:style-name="P75">My model</text:p>
          </table:table-cell>
          <table:table-cell table:style-name="Table2.C1" office:value-type="string">
            <text:p text:style-name="P75">Paper<text:span text:style-name="T62">(vanilla)</text:span></text:p>
          </table:table-cell>
        </table:table-row>
        <table:table-row>
          <table:table-cell table:style-name="Table2.A2" office:value-type="string">
            <text:p text:style-name="P76">Initial learning rate</text:p>
          </table:table-cell>
          <table:table-cell table:style-name="Table2.A2" office:value-type="string">
            <text:p text:style-name="P77">0.01</text:p>
          </table:table-cell>
          <table:table-cell table:style-name="Table2.C2" office:value-type="string">
            <text:p text:style-name="P77">0.<text:span text:style-name="T63">05</text:span></text:p>
          </table:table-cell>
        </table:table-row>
        <table:table-row>
          <table:table-cell table:style-name="Table2.A2" office:value-type="string">
            <text:p text:style-name="P78">Weight normalization</text:p>
          </table:table-cell>
          <table:table-cell table:style-name="Table2.A2" office:value-type="string">
            <text:p text:style-name="P79">Xavier (default)</text:p>
          </table:table-cell>
          <table:table-cell table:style-name="Table2.C2" office:value-type="string">
            <text:p text:style-name="P79">Gaussian, <text:span text:style-name="T60">mean 0, std 0.01</text:span></text:p>
          </table:table-cell>
        </table:table-row>
        <table:table-row>
          <table:table-cell table:style-name="Table2.A2" office:value-type="string">
            <text:p text:style-name="P80">L2 regulization</text:p>
          </table:table-cell>
          <table:table-cell table:style-name="Table2.A2" office:value-type="string">
            <text:p text:style-name="P81">1e-<text:span text:style-name="T61">6</text:span></text:p>
          </table:table-cell>
          <table:table-cell table:style-name="Table2.C2" office:value-type="string">
            <text:p text:style-name="P74">-</text:p>
          </table:table-cell>
        </table:table-row>
        <table:table-row>
          <table:table-cell table:style-name="Table2.A2" office:value-type="string">
            <text:p text:style-name="P88">Epoches</text:p>
          </table:table-cell>
          <table:table-cell table:style-name="Table2.A2" office:value-type="string">
            <text:p text:style-name="P89">5</text:p>
          </table:table-cell>
          <table:table-cell table:style-name="Table2.C2" office:value-type="string">
            <text:p text:style-name="P90">50M batches</text:p>
          </table:table-cell>
        </table:table-row>
        <table:table-row>
          <table:table-cell table:style-name="Table2.A2" office:value-type="string">
            <text:p text:style-name="P82">Fully connected layers (out) dims</text:p>
          </table:table-cell>
          <table:table-cell table:style-name="Table2.A2" office:value-type="string">
            <text:p text:style-name="P83">300</text:p>
          </table:table-cell>
          <table:table-cell table:style-name="Table2.C2" office:value-type="string">
            <text:p text:style-name="P83">200</text:p>
          </table:table-cell>
        </table:table-row>
        <table:table-row>
          <table:table-cell table:style-name="Table2.A2" office:value-type="string">
            <text:p text:style-name="P84">Batch normalization</text:p>
          </table:table-cell>
          <table:table-cell table:style-name="Table2.A2" office:value-type="string">
            <text:p text:style-name="P85">Yes</text:p>
          </table:table-cell>
          <table:table-cell table:style-name="Table2.C2" office:value-type="string">
            <text:p text:style-name="P85">No</text:p>
          </table:table-cell>
        </table:table-row>
        <table:table-row>
          <table:table-cell table:style-name="Table2.A2" office:value-type="string">
            <text:p text:style-name="P86">Batching</text:p>
          </table:table-cell>
          <table:table-cell table:style-name="Table2.A2" office:value-type="string">
            <text:p text:style-name="P87">Same length seq</text:p>
          </table:table-cell>
          <table:table-cell table:style-name="Table2.C2" office:value-type="string">
            <text:p text:style-name="P87">Masking out</text:p>
          </table:table-cell>
        </table:table-row>
      </table:table>
      <text:p text:style-name="P38"/>
      <text:p text:style-name="P40">Intra attention:</text:p>
      <text:p text:style-name="P40">I implement<text:span text:style-name="T65">ed</text:span> it, but did not add it to the final model. It did not improve results for me. It is possible to run it with a flag. (<text:span text:style-name="T66">see</text:span> instructions below).</text:p>
      <text:p text:style-name="P40"><text:span text:style-name="T57">Modification</text:span>: I did not implement it with distance vector, as the paper did. I could not find a way to broadcast the vector to a matrix, preserving the index order correctly (i,j = i-i). <text:span text:style-name="T64">I made an attempt (now not in the final code), to implement it naively. It ran very slowly, but showed no improvement in accuracy.</text:span></text:p>
      <text:p text:style-name="P40"/>
      <text:p text:style-name="P40"/>
      <text:p text:style-name="P40"/>
      <text:p text:style-name="P41"><text:soft-page-break/><text:span text:style-name="T1">Experimentation </text:span><text:span text:style-name="T5">log </text:span><text:span text:style-name="T1">summary</text:span>:</text:p>
      <text:p text:style-name="P40"/>
      <text:p text:style-name="P42">The main problem was dealing with overfitting. The <text:span text:style-name="T67">model improves, then train accuracy keep going up, but dev goes down. My attempts were to deal with this problem.</text:span></text:p>
      <text:p text:style-name="P39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73">#</text:p>
          </table:table-cell>
          <table:table-cell table:style-name="Table1.A1" office:value-type="string">
            <text:p text:style-name="P73">Idea</text:p>
          </table:table-cell>
          <table:table-cell table:style-name="Table1.A1" office:value-type="string">
            <text:p text:style-name="P73">Result</text:p>
          </table:table-cell>
          <table:table-cell table:style-name="Table1.D1" office:value-type="string">
            <text:p text:style-name="P73">Conclusion</text:p>
          </table:table-cell>
        </table:table-row>
        <table:table-row>
          <table:table-cell table:style-name="Table1.A2" office:value-type="string">
            <text:p text:style-name="P91">1</text:p>
          </table:table-cell>
          <table:table-cell table:style-name="Table1.A2" office:value-type="string">
            <text:p text:style-name="P92">FC layers 200D (paper)</text:p>
          </table:table-cell>
          <table:table-cell table:style-name="Table1.A2" office:value-type="string">
            <text:p text:style-name="P93">66% dev (70 epoches)</text:p>
            <text:p text:style-name="P94">yet no overfitting (dev did not decrease)</text:p>
            <text:p text:style-name="P97">[LR=0.001, <text:span text:style-name="T69">because 0.05 was not good for me</text:span>]</text:p>
          </table:table-cell>
          <table:table-cell table:style-name="Table1.D2" office:value-type="string">
            <text:p text:style-name="P95">Increase FC dim</text:p>
          </table:table-cell>
        </table:table-row>
        <table:table-row>
          <table:table-cell table:style-name="Table1.A2" office:value-type="string">
            <text:p text:style-name="P91">2</text:p>
          </table:table-cell>
          <table:table-cell table:style-name="Table1.A2" office:value-type="string">
            <text:p text:style-name="P96">FC layers 300D</text:p>
          </table:table-cell>
          <table:table-cell table:style-name="Table1.A2" office:value-type="string">
            <text:p text:style-name="P95">66% dev (32 epoches)</text:p>
            <text:p text:style-name="P97">[LR=0.001]</text:p>
          </table:table-cell>
          <table:table-cell table:style-name="Table1.D2" office:value-type="string">
            <text:p text:style-name="P95">Quicker convergence, but bad results.</text:p>
          </table:table-cell>
        </table:table-row>
        <table:table-row>
          <table:table-cell table:style-name="Table1.A2" office:value-type="string">
            <text:p text:style-name="P91">3</text:p>
          </table:table-cell>
          <table:table-cell table:style-name="Table1.A2" office:value-type="string">
            <text:p text:style-name="P98">L2 regularization</text:p>
          </table:table-cell>
          <table:table-cell table:style-name="Table1.A2" office:value-type="string">
            <text:p text:style-name="P99">6<text:span text:style-name="T68">2% (12 epoches)</text:span></text:p>
          </table:table-cell>
          <table:table-cell table:style-name="Table1.D2" office:value-type="string">
            <text:p text:style-name="P100">Worse results</text:p>
          </table:table-cell>
        </table:table-row>
        <table:table-row>
          <table:table-cell table:style-name="Table1.A2" office:value-type="string">
            <text:p text:style-name="P91">4</text:p>
          </table:table-cell>
          <table:table-cell table:style-name="Table1.A2" office:value-type="string">
            <text:p text:style-name="P101">LR=0.01</text:p>
          </table:table-cell>
          <table:table-cell table:style-name="Table1.A2" office:value-type="string">
            <text:p text:style-name="P102">81% (22 epoches)</text:p>
          </table:table-cell>
          <table:table-cell table:style-name="Table1.D2" office:value-type="string">
            <text:p text:style-name="P103">Too small LR + big L2 is bad</text:p>
          </table:table-cell>
        </table:table-row>
        <table:table-row>
          <table:table-cell table:style-name="Table1.A2" office:value-type="string">
            <text:p text:style-name="P91">5</text:p>
          </table:table-cell>
          <table:table-cell table:style-name="Table1.A2" office:value-type="string">
            <text:p text:style-name="P104">Remove L2</text:p>
          </table:table-cell>
          <table:table-cell table:style-name="Table1.A2" office:value-type="string">
            <text:p text:style-name="P105">81% (15 epoches)</text:p>
          </table:table-cell>
          <table:table-cell table:style-name="Table1.D2" office:value-type="string">
            <text:p text:style-name="P106">Converges faster, but overfit quicker.</text:p>
          </table:table-cell>
        </table:table-row>
        <table:table-row>
          <table:table-cell table:style-name="Table1.A2" office:value-type="string">
            <text:p text:style-name="P91">6</text:p>
          </table:table-cell>
          <table:table-cell table:style-name="Table1.A2" office:value-type="string">
            <text:p text:style-name="P107">Add L2, limit sentence length to 10</text:p>
          </table:table-cell>
          <table:table-cell table:style-name="Table1.A2" office:value-type="string">
            <text:p text:style-name="P108">71% <text:span text:style-name="T70">(9 epoches)</text:span></text:p>
            <text:p text:style-name="P110">epoch: 10s</text:p>
          </table:table-cell>
          <table:table-cell table:style-name="Table1.D2" office:value-type="string">
            <text:p text:style-name="P109">Overfitting, <text:span text:style-name="T71">quick epoch time!</text:span></text:p>
          </table:table-cell>
        </table:table-row>
        <table:table-row>
          <table:table-cell table:style-name="Table1.A2" office:value-type="string">
            <text:p text:style-name="P91">7</text:p>
          </table:table-cell>
          <table:table-cell table:style-name="Table1.A2" office:value-type="string">
            <text:p text:style-name="P111">Shuffle training data,</text:p>
            <text:p text:style-name="P111">sentence length to 15</text:p>
          </table:table-cell>
          <table:table-cell table:style-name="Table1.A2" office:value-type="string">
            <text:p text:style-name="P112">79.7% (9 epoches)</text:p>
            <text:p text:style-name="P113">epoch: 30s</text:p>
          </table:table-cell>
          <table:table-cell table:style-name="Table1.D2" office:value-type="string">
            <text:p text:style-name="P113">Still <text:span text:style-name="T72">quick, good results</text:span> </text:p>
          </table:table-cell>
        </table:table-row>
        <table:table-row>
          <table:table-cell table:style-name="Table1.A2" office:value-type="string">
            <text:p text:style-name="P91">8</text:p>
          </table:table-cell>
          <table:table-cell table:style-name="Table1.A2" office:value-type="string">
            <text:p text:style-name="P114">Start with sentence length 10, inscrease when overfitting</text:p>
          </table:table-cell>
          <table:table-cell table:style-name="Table1.A2" office:value-type="string">
            <text:p text:style-name="P115">81.4% (41 epoches)</text:p>
          </table:table-cell>
          <table:table-cell table:style-name="Table1.D2" office:value-type="string">
            <text:p text:style-name="P116">Get to same results as sentence length 15 +-, but takes more time.</text:p>
          </table:table-cell>
        </table:table-row>
        <table:table-row>
          <table:table-cell table:style-name="Table1.A2" office:value-type="string">
            <text:p text:style-name="P91">9</text:p>
          </table:table-cell>
          <table:table-cell table:style-name="Table1.A2" office:value-type="string">
            <text:p text:style-name="P117">Train dropout <text:span text:style-name="T73">data </text:span></text:p>
            <text:p text:style-name="P117">(20% of skipping a batch)</text:p>
            <text:p text:style-name="P118">[idea was not to let the model <text:span text:style-name="T74">rely on specific examples</text:span>]</text:p>
          </table:table-cell>
          <table:table-cell table:style-name="Table1.A2" office:value-type="string">
            <text:p text:style-name="P119">81% (50 epoches)</text:p>
          </table:table-cell>
          <table:table-cell table:style-name="Table1.D2" office:value-type="string">
            <text:p text:style-name="P120">Same results, quicker <text:span text:style-name="T75">epoch time (less data in epoch).</text:span></text:p>
          </table:table-cell>
        </table:table-row>
        <table:table-row>
          <table:table-cell table:style-name="Table1.A2" office:value-type="string">
            <text:p text:style-name="P91">10</text:p>
          </table:table-cell>
          <table:table-cell table:style-name="Table1.A2" office:value-type="string">
            <text:p text:style-name="P121">Limit sentence length to 15</text:p>
            <text:p text:style-name="P121">No “data dropout”</text:p>
          </table:table-cell>
          <table:table-cell table:style-name="Table1.A2" office:value-type="string">
            <text:p text:style-name="P122">81% (16 epoches)</text:p>
          </table:table-cell>
          <table:table-cell table:style-name="Table1.D2" office:value-type="string">
            <text:p text:style-name="P123">No need for idea (8),(9)</text:p>
          </table:table-cell>
        </table:table-row>
        <table:table-row>
          <table:table-cell table:style-name="Table1.A2" office:value-type="string">
            <text:p text:style-name="P91">11</text:p>
          </table:table-cell>
          <table:table-cell table:style-name="Table1.A2" office:value-type="string">
            <text:p text:style-name="P124">Batch norm</text:p>
            <text:p text:style-name="P125">(between linear layers and RELU<text:span text:style-name="T76">)</text:span></text:p>
          </table:table-cell>
          <table:table-cell table:style-name="Table1.A2" office:value-type="string">
            <text:p text:style-name="P126">81% (9 epoches)</text:p>
          </table:table-cell>
          <table:table-cell table:style-name="Table1.D2" office:value-type="string">
            <text:p text:style-name="P127">Quicker convergence</text:p>
          </table:table-cell>
        </table:table-row>
        <table:table-row>
          <table:table-cell table:style-name="Table1.A2" office:value-type="string">
            <text:p text:style-name="P91">12</text:p>
          </table:table-cell>
          <table:table-cell table:style-name="Table1.A2" office:value-type="string">
            <text:p text:style-name="P128">Intra attention (<text:span text:style-name="T79">without</text:span> dist<text:span text:style-name="T79">ance</text:span> <text:span text:style-name="T79">bias</text:span>)</text:p>
            <text:p text:style-name="P130">[sentence length &lt;<text:span text:style-name="T83">=</text:span> 10 <text:span text:style-name="T77">for quicker run time</text:span>]</text:p>
          </table:table-cell>
          <table:table-cell table:style-name="Table1.A2" office:value-type="string">
            <text:p text:style-name="P129">75.<text:span text:style-name="T78">8</text:span>% <text:span text:style-name="T78">(12 epoches)</text:span></text:p>
          </table:table-cell>
          <table:table-cell table:style-name="Table1.D2" office:value-type="string">
            <text:p text:style-name="P131">Without intra attention, when I limit sentence length to 10, I get 75%.</text:p>
            <text:p text:style-name="P131">=&gt; Intra attention does not help</text:p>
          </table:table-cell>
        </table:table-row>
        <table:table-row>
          <table:table-cell table:style-name="Table1.A2" office:value-type="string">
            <text:p text:style-name="P91">13</text:p>
          </table:table-cell>
          <table:table-cell table:style-name="Table1.A2" office:value-type="string">
            <text:p text:style-name="P132">Intra attention (with distance bias)</text:p>
          </table:table-cell>
          <table:table-cell table:style-name="Table1.A2" office:value-type="string">
            <text:p text:style-name="P133">Converges same as last run, very very slow! (naive implementation) Stopping early</text:p>
          </table:table-cell>
          <table:table-cell table:style-name="Table1.D2" office:value-type="string">
            <text:p text:style-name="P134">Intra attention does not help, not worth the hassle. Even in the paper they barely got 0.5% out of it. And they fine tuned it to exaustion</text:p>
          </table:table-cell>
        </table:table-row>
        <table:table-row>
          <table:table-cell table:style-name="Table1.A2" office:value-type="string">
            <text:p text:style-name="P91">14</text:p>
          </table:table-cell>
          <table:table-cell table:style-name="Table1.A2" office:value-type="string">
            <text:p text:style-name="P135">Added dropout+RELU after embedding are passed through a linear layer</text:p>
            <text:p text:style-name="P137">[sentence length &lt;<text:span text:style-name="T83">=</text:span> 10 for quick run time]</text:p>
          </table:table-cell>
          <table:table-cell table:style-name="Table1.A2" office:value-type="string">
            <text:p text:style-name="P136">76.<text:span text:style-name="T80">3</text:span>% (11 epoches)</text:p>
            <text:p text:style-name="P136"/>
            <text:p text:style-name="P138">[baseline for length 10 is <text:span text:style-name="T81">75%</text:span>]</text:p>
          </table:table-cell>
          <table:table-cell table:style-name="Table1.D2" office:value-type="string">
            <text:p text:style-name="P139">More layers, help the model learn “faster”. For length 15, it converged faster but did not pass 81%.</text:p>
          </table:table-cell>
        </table:table-row>
        <table:table-row>
          <table:table-cell table:style-name="Table1.A16" office:value-type="string">
            <text:p text:style-name="P91">15</text:p>
          </table:table-cell>
          <table:table-cell table:style-name="Table1.A2" office:value-type="string">
            <text:p text:style-name="P140">LR 0.001</text:p>
            <text:p text:style-name="P141">[length &lt;<text:span text:style-name="T83">=</text:span> 10]</text:p>
          </table:table-cell>
          <table:table-cell table:style-name="Table1.A2" office:value-type="string">
            <text:p text:style-name="P142">68% (230 epoches)</text:p>
            <text:p text:style-name="P142">best result: <text:span text:style-name="T82">70.</text:span>6<text:span text:style-name="T82">% (</text:span>16 epoches<text:span text:style-name="T82">)</text:span></text:p>
          </table:table-cell>
          <table:table-cell table:style-name="Table1.D2" office:value-type="string">
            <text:p text:style-name="P143">With LR 0.01 I get 75% for length 10.</text:p>
            <text:p text:style-name="P143">=&gt; Too low LR <text:span text:style-name="T84">with L2 regularization is bad.</text:span></text:p>
          </table:table-cell>
        </table:table-row>
      </table:table>
      <text:p text:style-name="P38"/>
      <text:p text:style-name="P43"><text:soft-page-break/>8. <text:span text:style-name="T1">What worked straight forward “out of the box”</text:span>:</text:p>
      <text:p text:style-name="P43"/>
      <text:p text:style-name="P45">The first implementation gave 66%. <text:span text:style-name="T88">Not bad.</text:span></text:p>
      <text:p text:style-name="P45"/>
      <text:p text:style-name="P45"><text:span text:style-name="T89">What didn’t work:</text:span> </text:p>
      <text:p text:style-name="P47">* FC layer<text:span text:style-name="T89">s dim 200: gave a slow learning curve ending in less accuracy then dim 300.</text:span></text:p>
      <text:p text:style-name="P47">* <text:span text:style-name="T90">The paper LR (0.05): gave a jumpy learning curve, it was too high.</text:span></text:p>
      <text:p text:style-name="P44"/>
      <text:p text:style-name="P46"><text:span text:style-name="T87">C</text:span>hanging LR to 0.01%, <text:span text:style-name="T86">and FC layers dims to 300,</text:span> <text:span text:style-name="T85">gave me 81%. <text:s/>Which is what I have now. </text:span></text:p>
      <text:p text:style-name="P46"><text:span text:style-name="T91">Also, I decided to keep the batch normalization. Because it gave a quicker convergence.</text:span></text:p>
      <text:p text:style-name="P46"/>
      <text:p text:style-name="P48">9. <text:span text:style-name="T1">Ideas for future improvements</text:span>:</text:p>
      <text:p text:style-name="P48"/>
      <text:p text:style-name="P49">As said in Section 5, I detailed the reasons I believe I could replicate the paper results.</text:p>
      <text:p text:style-name="P50">The main setback, I believe, is the batching. <text:span text:style-name="T92">Batching sequences of the same length hurts randomization. I observed it many times in our assignments.</text:span></text:p>
      <text:p text:style-name="P50"/>
      <text:p text:style-name="P51">Future idea: masking out, <text:span text:style-name="T93">batching of no uniform size (as the paper suggested).</text:span></text:p>
      <text:p text:style-name="P51"/>
      <text:p text:style-name="P52">Another idea (of less importance), is normalizing the weights. Like suggested in the paper.</text:p>
      <text:p text:style-name="P51"/>
      <text:p text:style-name="P53">10. <text:span text:style-name="T1">References </text:span><text:span text:style-name="T6">and preprocessing</text:span>:</text:p>
      <text:p text:style-name="P53"/>
      <text:p text:style-name="P54">Preprocessing stage: was taken from <text:span text:style-name="T94">github repository: </text:span><text:a xlink:type="simple" xlink:href="https://github.com/harvardnlp/decomp-attn" text:style-name="Internet_20_link" text:visited-style-name="Visited_20_Internet_20_Link"><text:span text:style-name="T97">https://github.com/harvardnlp/decomp-attn</text:span></text:a><text:a xlink:type="simple" xlink:href="https://github.com/harvardnlp/decomp-attn" text:style-name="Internet_20_link" text:visited-style-name="Visited_20_Internet_20_Link"> </text:a></text:p>
      <text:p text:style-name="P55">Repository description: a lua implementation of the <text:span text:style-name="T96">same</text:span> paper.</text:p>
      <text:p text:style-name="P55"/>
      <text:p text:style-name="P56">Though it does contain an implementation of the same paper, any similarities between my implementation and the lua implementation is entirely coincidental. <text:span text:style-name="T95">(except from the preprocessing, of which we were given permission to use as is in the Piazza).</text:span></text:p>
      <text:p text:style-name="P56"/>
      <text:p text:style-name="P57">Preprocessing:</text:p>
      <text:p text:style-name="P57"/>
      <text:p text:style-name="P58">The preprocessing code takes all the snli txt files, and a word embedding file (in our case GloVe <text:span text:style-name="T98">6</text:span>B, <text:span text:style-name="T98">300D) and produce several out files: entail-train.hdf5, entail-test.hdf5 , entail-val.hdf5 and glove.hdf5</text:span></text:p>
      <text:p text:style-name="P56"/>
      <text:p text:style-name="P59">each dataset (train,test,val), is a dictionary of lists. Keys are: <text:span text:style-name="T100">(</text:span>source, target, source_l, target_l, batch_idx, batch_l, <text:span text:style-name="T99">label). Each element in the list is a batch. e.g source[0] is batch of sentences1. All with same length. Matching target[0]. source_l, target_l are sentences lengths. Since the sentences are zero padded. (I did not use masking, I had to slice the 0 off).</text:span></text:p>
      <text:p text:style-name="P59"/>
      <text:p text:style-name="P60">The words in the sentences are not words, but ids of embeddings in the glove.hdf5 file. </text:p>
      <text:p text:style-name="P60">The embeddings are preprocessed as the paper suggested: <text:span text:style-name="T101">Each word embedding vector has </text:span>norm of 1.</text:p>
      <text:p text:style-name="P60"/>
      <text:p text:style-name="P61">11. <text:span text:style-name="T1">Running the code</text:span>:</text:p>
      <text:p text:style-name="P61"/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Helvetica" svg:font-family="Helvetica, Arial, Freesans, clean, sans-serif"/>
    <style:font-face style:name="Liberation Sarif" svg:font-family="'Liberation Sarif'"/>
    <style:font-face style:name="Lucida Grande" svg:font-family="'Lucida Grande', helvetica, arial, 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6:37:36.194178829</meta:creation-date>
    <meta:generator>LibreOffice/5.1.6.2$Linux_X86_64 LibreOffice_project/10m0$Build-2</meta:generator>
    <dc:date>2018-01-27T21:43:54.326260792</dc:date>
    <meta:editing-duration>PT4H43M36S</meta:editing-duration>
    <meta:editing-cycles>283</meta:editing-cycles>
    <meta:document-statistic meta:table-count="2" meta:image-count="0" meta:object-count="0" meta:page-count="4" meta:paragraph-count="188" meta:word-count="1631" meta:character-count="9779" meta:non-whitespace-character-count="8241"/>
  </office:meta>
</office:document-meta>
</file>